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51cm" table:align="left"/>
    </style:style>
    <style:style style:name="Tabelle1.A" style:family="table-column">
      <style:table-column-properties style:column-width="8.237cm"/>
    </style:style>
    <style:style style:name="Tabelle1.B" style:family="table-column">
      <style:table-column-properties style:column-width="8.273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Tabelle2" style:family="table">
      <style:table-properties style:width="16.51cm" table:align="left"/>
    </style:style>
    <style:style style:name="Tabelle2.A" style:family="table-column">
      <style:table-column-properties style:column-width="3.877cm"/>
    </style:style>
    <style:style style:name="Tabelle2.B" style:family="table-column">
      <style:table-column-properties style:column-width="4.133cm"/>
    </style:style>
    <style:style style:name="Tabelle2.C" style:family="table-column">
      <style:table-column-properties style:column-width="3.896cm"/>
    </style:style>
    <style:style style:name="Tabelle2.D" style:family="table-column">
      <style:table-column-properties style:column-width="4.604cm"/>
    </style:style>
    <style:style style:name="Tabelle2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style:font-name="Google Sans" fo:font-size="24pt" style:font-size-asian="12p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 style:font-size-asian="12pt" style:font-weight-asian="normal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line-height="137%" fo:orphans="2" fo:widows="2" fo:text-indent="0cm" style:auto-text-indent="false" style:writing-mode="lr-tb"/>
      <style:text-properties style:font-name="Calibri" fo:font-weight="normal" style:font-size-asian="12pt"/>
    </style:style>
    <style:style style:name="P4" style:family="paragraph" style:parent-style-name="Heading_20_3">
      <style:paragraph-properties fo:margin-left="0cm" fo:margin-right="0cm" fo:margin-top="0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 style:font-size-asian="12pt" style:font-weight-asian="normal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7" style:family="paragraph" style:parent-style-name="Horizontal_20_Line">
      <style:paragraph-properties fo:margin-top="0.212cm" fo:margin-bottom="0.212cm" style:contextual-spacing="false" fo:line-height="137%" fo:orphans="2" fo:widows="2" style:writing-mode="lr-tb"/>
      <style:text-properties style:font-name="Calibri" fo:font-size="12pt" style:font-size-asian="12pt"/>
    </style:style>
    <style:style style:name="P8" style:family="paragraph" style:parent-style-name="Heading_20_2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 style:font-size-asian="12pt" style:font-weight-asian="normal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1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12" style:family="paragraph" style:parent-style-name="Heading_20_3">
      <style:paragraph-properties fo:margin-left="0cm" fo:margin-right="0cm" fo:margin-top="0.423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 style:font-size-asian="12pt" style:font-weight-asian="normal"/>
    </style:style>
    <style:style style:name="P13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14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16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17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18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19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0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1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2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3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4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5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6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line-height="137%" fo:orphans="2" fo:widows="2" fo:text-indent="0cm" style:auto-text-indent="false" style:writing-mode="lr-tb"/>
      <style:text-properties style:font-name="Calibri" fo:font-weight="normal" style:font-size-asian="12pt"/>
    </style:style>
    <style:style style:name="P28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29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30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31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32" style:family="paragraph" style:parent-style-name="Text_20_body" style:list-style-name="L13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33" style:family="paragraph" style:parent-style-name="Text_20_body" style:list-style-name="L13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34" style:family="paragraph" style:parent-style-name="Table_20_Contents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style:font-size-asian="12pt"/>
    </style:style>
    <style:style style:name="P35" style:family="paragraph" style:parent-style-name="Table_20_Contents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36" style:family="paragraph" style:parent-style-name="Text_20_body">
      <style:paragraph-properties fo:margin-left="0cm" fo:margin-right="0cm" fo:margin-top="0.847cm" fo:margin-bottom="0.423cm" style:contextual-spacing="false" fo:line-height="137%" fo:orphans="2" fo:widows="2" fo:text-indent="0cm" style:auto-text-indent="false" style:writing-mode="lr-tb"/>
      <style:text-properties style:font-name="Calibri" style:font-size-asian="12pt"/>
    </style:style>
    <style:style style:name="P37" style:family="paragraph" style:parent-style-name="Heading_20_3">
      <style:paragraph-properties fo:margin-left="0cm" fo:margin-right="0cm" fo:margin-top="0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 style:font-size-asian="12pt"/>
    </style:style>
    <style:style style:name="P38" style:family="paragraph" style:parent-style-name="Heading_20_2">
      <style:paragraph-properties fo:margin-left="0cm" fo:margin-right="0cm" fo:margin-top="0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 style:font-size-asian="12pt"/>
    </style:style>
    <style:style style:name="P39" style:family="paragraph" style:parent-style-name="Text_20_body">
      <style:paragraph-properties fo:margin-left="0cm" fo:margin-right="0cm" fo:margin-top="0cm" fo:margin-bottom="0.423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style:font-size-asian="12pt"/>
    </style:style>
    <style:style style:name="P40" style:family="paragraph" style:parent-style-name="Horizontal_20_Line">
      <style:paragraph-properties fo:margin-top="0.212cm" fo:margin-bottom="0.212cm" style:contextual-spacing="false" fo:line-height="137%" fo:orphans="2" fo:widows="2" style:writing-mode="lr-tb"/>
      <style:text-properties style:font-name="Calibri" style:font-size-asian="12pt"/>
    </style:style>
    <style:style style:name="P41" style:family="paragraph" style:parent-style-name="Heading_20_2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 style:font-size-asian="12pt"/>
    </style:style>
    <style:style style:name="P42" style:family="paragraph" style:parent-style-name="Table_20_Contents">
      <style:paragraph-properties fo:margin-left="0cm" fo:margin-right="0cm" fo:margin-top="0.212cm" fo:margin-bottom="0.212cm" style:contextual-spacing="false" fo:line-height="137%" fo:orphans="2" fo:widows="2" fo:text-indent="0cm" style:auto-text-indent="false" style:writing-mode="lr-tb"/>
      <style:text-properties style:font-name="Calibri" style:font-size-asian="12pt"/>
    </style:style>
    <style:style style:name="P43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44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45" style:family="paragraph" style:parent-style-name="Heading_20_3">
      <style:paragraph-properties fo:margin-left="0cm" fo:margin-right="0cm" fo:margin-top="0.423cm" fo:margin-bottom="0.212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 style:font-size-asian="12pt"/>
    </style:style>
    <style:style style:name="P46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47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48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49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50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51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52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53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54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55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56" style:family="paragraph" style:parent-style-name="Text_20_body">
      <style:paragraph-properties fo:margin-top="0.847cm" fo:margin-bottom="0.423cm" style:contextual-spacing="false" fo:line-height="137%" fo:orphans="2" fo:widows="2"/>
      <style:text-properties style:font-name="Calibri" style:font-size-asian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37%" fo:orphans="2" fo:widows="2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style:font-size-asian="12pt"/>
    </style:style>
    <style:style style:name="P58" style:family="paragraph" style:parent-style-name="Text_20_body">
      <style:paragraph-properties fo:margin-left="0.423cm" fo:margin-right="0.212cm" fo:margin-top="0.212cm" fo:margin-bottom="0.265cm" style:contextual-spacing="false" fo:line-height="137%" fo:orphans="2" fo:widows="2" fo:text-indent="0cm" style:auto-text-indent="false" style:writing-mode="lr-tb"/>
      <style:text-properties fo:font-variant="normal" fo:text-transform="none" fo:color="#444746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#f0f4f9" style:font-size-asian="12pt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37%" fo:orphans="2" fo:widows="2" fo:text-indent="0cm" style:auto-text-indent="false" style:writing-mode="lr-tb"/>
      <style:text-properties style:font-name="Calibri" fo:font-weight="normal" style:font-size-asian="12pt"/>
    </style:style>
    <style:style style:name="P60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61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.212cm" style:contextual-spacing="false" fo:line-height="137%" fo:orphans="2" fo:widows="2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style:font-size-asian="12pt"/>
    </style:style>
    <style:style style:name="P62" style:family="paragraph" style:parent-style-name="Horizontal_20_Line">
      <style:paragraph-properties fo:margin-top="0.847cm" fo:margin-bottom="0.423cm" style:contextual-spacing="false" fo:line-height="137%" fo:orphans="2" fo:widows="2"/>
      <style:text-properties style:font-name="Calibri" style:font-size-asian="12pt"/>
    </style:style>
    <style:style style:name="T1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normal"/>
    </style:style>
    <style:style style:name="T2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color="#1f1f1f" loext:opacity="100%" style:font-name="Google Sans Text" fo:font-weight="bold" fo:background-color="transparent" loext:char-shading-value="0"/>
    </style:style>
    <style:style style:name="T6" style:family="text">
      <style:text-properties fo:color="#1f1f1f" loext:opacity="100%" fo:background-color="transparent" loext:char-shading-value="0"/>
    </style:style>
    <style:style style:name="T7" style:family="text">
      <style:text-properties fo:color="#1f1f1f" loext:opacity="100%" style:font-name="Google Sans Text" fo:background-color="transparent" loext:char-shading-value="0"/>
    </style:style>
    <style:style style:name="T8" style:family="text">
      <style:text-properties fo:color="#1f1f1f" loext:opacity="100%" style:font-name="Google Sans Text" fo:font-style="italic" fo:background-color="transparent" loext:char-shading-value="0"/>
    </style:style>
    <style:style style:name="T9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variant="normal" fo:text-transform="none" fo:color="#8430ce" loext:opacity="100%" style:text-line-through-style="none" style:text-line-through-type="none" style:font-name="Google Sans Text" fo:font-size="10pt" fo:font-style="normal" style:text-underline-style="none" style:text-blinking="false" fo:background-color="#f0f4f9" loext:char-shading-value="0"/>
    </style:style>
    <style:style style:name="T13" style:family="text">
      <style:text-properties fo:font-variant="normal" fo:text-transform="none" fo:color="#996900" loext:opacity="100%" style:text-line-through-style="none" style:text-line-through-type="none" style:text-underline-style="none" style:text-blinking="false" fo:background-color="#f0f4f9" loext:char-shading-value="0"/>
    </style:style>
    <style:style style:name="T14" style:family="text">
      <style:text-properties fo:font-variant="normal" fo:text-transform="none" fo:color="#996900" loext:opacity="100%" style:text-line-through-style="none" style:text-line-through-type="none" style:font-name="Google Sans Text" fo:font-size="10pt" fo:font-style="normal" style:text-underline-style="none" style:text-blinking="false" fo:background-color="#f0f4f9" loext:char-shading-value="0"/>
    </style:style>
    <style:style style:name="T15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style:text-blinking="false" fo:background-color="#f0f4f9" loext:char-shading-value="0"/>
    </style:style>
    <style:style style:name="T16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#f0f4f9" loext:char-shading-value="0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174dd8f74b511bfd">
        <text:h text:style-name="P1" text:outline-level="1"><text:span text:style-name="T1">Dokumentation: sondemod (v1.37m)</text:span></text:h>
        <text:h text:style-name="P2" text:outline-level="2">1. Architektur und Funktionsprinzip</text:h>
        <text:p text:style-name="P3"><text:span text:style-name="T2">sondemod fungiert als zentrale Instanz zur Verarbeitung von digitalen Radiosondendaten. Das Programm arbeitet zustandsorientiert (Context-based): Für jede empfangene Sonde (identifiziert durch ihre Seriennummer oder ihren Objektnamen) wird im Arbeitsspeicher ein </text:span><text:span text:style-name="T3">Context-Objekt</text:span><text:span text:style-name="T4"> </text:span><text:span text:style-name="T2">angelegt.</text:span></text:p>
        <text:h text:style-name="P4" text:outline-level="3">1.1 Lebenszyklus der Daten</text:h>
        <text:list text:style-name="L1">
          <text:list-item>
            <text:p text:style-name="P5"><text:span text:style-name="T5">Context-Management:</text:span><text:span text:style-name="T6"> </text:span><text:span text:style-name="T7">Ein Context bleibt für 3600 Sekunden (1 Stunde) aktiv. Erhält das Programm innerhalb dieser Zeit keine neuen Daten von einer Sonde, wird der Speicherbereich automatisch freigegeben (sondemod_CONTEXTLIFE).</text:span></text:p>
          </text:list-item>
          <text:list-item>
            <text:p text:style-name="P6"><text:span text:style-name="T5">Extrapolation:</text:span><text:span text:style-name="T6"> </text:span><text:span text:style-name="T7">Bei kurzzeitigem Signalausfall kann das Programm die Position basierend auf dem letzten bekannten Geschwindigkeits- und Richtungsvektor hochrechnen, um lückenlose Tracks in APRS zu gewährleisten.</text:span></text:p>
          </text:list-item>
        </text:list>
        <text:p text:style-name="P7"/>
        <text:h text:style-name="P8" text:outline-level="2">2. Detaillierte Parameter-Analyse (Kommandozeile)</text:h>
        <text:p text:style-name="P9">Hier sind alle verfügbaren Parameter und ihre präzisen Auswirkungen auf die Programmlogik:</text:p>
        <text:h text:style-name="P4" text:outline-level="3">A. Netzwerk &amp; I/O (Eingabe/Ausgabe)</text:h>
        <text:list text:style-name="L2">
          <text:list-item>
            <text:p text:style-name="P10"><text:span text:style-name="T5">-o &lt;UDPport&gt;</text:span><text:span text:style-name="T7">: Definiert den UDP-Port, auf dem das Programm demodulierte Rohdaten von sondeudp empfängt.</text:span></text:p>
          </text:list-item>
          <text:list-item>
            <text:p text:style-name="P10"><text:span text:style-name="T5">-r &lt;IP:Port&gt;</text:span><text:span text:style-name="T7">: Sendet die dekodierten Daten im </text:span><text:span text:style-name="T5">AXUDP-Format</text:span><text:span text:style-name="T6"> </text:span><text:span text:style-name="T7">(APRS) an das Ziel (z. B. aprsmap oder udpgate4).</text:span></text:p>
          </text:list-item>
          <text:list-item>
            <text:p text:style-name="P10"><text:span text:style-name="T5">-m &lt;IP:Port&gt;</text:span><text:span text:style-name="T7">: Identisch zu -r, jedoch erfolgt die Ausgabe als lesbarer Text statt im Binärformat.</text:span></text:p>
          </text:list-item>
          <text:list-item>
            <text:p text:style-name="P10"><text:span text:style-name="T5">-J &lt;IP:Port&gt;</text:span><text:span text:style-name="T7">: Sendet die dekodierten Daten im </text:span><text:span text:style-name="T5">JSON-Format</text:span><text:span text:style-name="T6"> </text:span><text:span text:style-name="T7">via UDP (ldjson - line delimited JSON).</text:span></text:p>
          </text:list-item>
          <text:list-item>
            <text:p text:style-name="P10"><text:span text:style-name="T5">-j &lt;Datei&gt;</text:span><text:span text:style-name="T7">: Schreibt die JSON-Daten in eine lokale Datei oder eine Named Pipe.</text:span></text:p>
          </text:list-item>
          <text:list-item>
            <text:p text:style-name="P11"><text:span text:style-name="T5">-C &lt;Datei&gt;</text:span><text:span text:style-name="T7">: Speichert die dekodierten Daten im </text:span><text:span text:style-name="T5">CSV-Format</text:span><text:span text:style-name="T6"> </text:span><text:span text:style-name="T7">für eine spätere Analyse in Excel oder Datenbanken.</text:span></text:p>
          </text:list-item>
        </text:list>
        <text:h text:style-name="P12" text:outline-level="3"><text:soft-page-break/>B. Filter &amp; Plausibilität</text:h>
        <text:list text:style-name="L3">
          <text:list-item>
            <text:p text:style-name="P13"><text:span text:style-name="T5">-F (Filter Off)</text:span><text:span text:style-name="T7">: Deaktiviert den integrierten Trackfilter. </text:span><text:span text:style-name="T5">Wichtig:</text:span><text:span text:style-name="T6"> </text:span><text:span text:style-name="T7">Im Normalbetrieb sollte der Filter aktiv bleiben, um GPS-Sprünge (besonders bei DFM-Sonden) zu unterdrücken, bevor sie ins öffentliche APRS-Netz gelangen.</text:span></text:p>
          </text:list-item>
          <text:list-item>
            <text:p text:style-name="P13"><text:span text:style-name="T5">-E &lt;Sekunden&gt;</text:span><text:span text:style-name="T7">: Sicherheitsprüfung der Systemzeit. Wenn die Differenz zwischen der GPS-Zeit der Sonde und der Computer-Uhr den Wert überschreitet, wird das Senden gestoppt. Dies verhindert korrupte Tracks durch falsch eingestellte PC-Uhren.</text:span></text:p>
          </text:list-item>
          <text:list-item>
            <text:p text:style-name="P14"><text:span text:style-name="T5">-G &lt;km&gt;</text:span><text:span text:style-name="T7">: Sendet Daten nur, wenn sich die Sonde innerhalb dieses Radius (Bodenentfernung) zum eigenen Standort befindet (erfordert -P).</text:span></text:p>
          </text:list-item>
        </text:list>
        <text:h text:style-name="P12" text:outline-level="3">C. Baken- &amp; Sendeintervall-Steuerung</text:h>
        <text:p text:style-name="P15">Die Parameter -A und -b arbeiten zusammen, um die Netzlast zu optimieren:</text:p>
        <text:list text:style-name="L4">
          <text:list-item>
            <text:p text:style-name="P16"><text:span text:style-name="T5">-A &lt;Meter:Meter:...&gt;</text:span><text:span text:style-name="T7">: Definiert Höhenschwellen (z. B. -A 3000:1000).</text:span></text:p>
          </text:list-item>
          <text:list-item>
            <text:p text:style-name="P16"><text:span text:style-name="T5">-b &lt;Sek:Sek:...&gt;</text:span><text:span text:style-name="T7">: Definiert das Sendeintervall für die jeweiligen Höhenbänder.</text:span></text:p>
          </text:list-item>
        </text:list>
        <text:list text:style-name="L5">
          <text:list-item>
            <text:p text:style-name="P17"><text:span text:style-name="T8">Beispiel:</text:span><text:span text:style-name="T6"> </text:span><text:span text:style-name="T7">-A 2000 -b 30:5 bedeutet: Über 2000m wird alle 30s gesendet, darunter alle 5s (wichtig für die Landephase).</text:span></text:p>
          </text:list-item>
        </text:list>
        <text:h text:style-name="P12" text:outline-level="3">D. Standort &amp; Referenzdaten</text:h>
        <text:list text:style-name="L6">
          <text:list-item>
            <text:p text:style-name="P18"><text:span text:style-name="T5">-P &lt;Lat Long/Locator&gt;</text:span><text:span text:style-name="T7">: Legt die eigene Empfängerposition fest. Wird für die Berechnung von Distanz, Azimut und Elevation zur Sonde benötigt.</text:span></text:p>
          </text:list-item>
          <text:list-item>
            <text:p text:style-name="P18"><text:span text:style-name="T5">-N &lt;Meter&gt;</text:span><text:span text:style-name="T7">: Eigene Höhe über Meeresspiegel (NN).</text:span></text:p>
          </text:list-item>
          <text:list-item>
            <text:p text:style-name="P19"><text:span text:style-name="T5">-S &lt;Pfad&gt;</text:span><text:span text:style-name="T7">: Pfad zu </text:span><text:span text:style-name="T5">SRTM-Geländedaten</text:span><text:span text:style-name="T6"> </text:span><text:span text:style-name="T7">(Höhenmodell) und der WW15MGH.DAC (EGM96-Geoid). Ermöglicht die Berechnung der Höhe über Grund ("Overground").</text:span></text:p>
          </text:list-item>
        </text:list>
        <text:h text:style-name="P12" text:outline-level="3">E. Sonde-spezifische Konfiguration</text:h>
        <text:list text:style-name="L7">
          <text:list-item>
            <text:p text:style-name="P20"><text:span text:style-name="T5">-g &lt;Sekunden&gt;</text:span><text:span text:style-name="T7">: Manuelle Korrektur der Schaltsekunden (GPS zu UTC). Standardwert ist 18.</text:span></text:p>
          </text:list-item>
          <text:list-item>
            <text:p text:style-name="P20"><text:span text:style-name="T5">-L &lt;Hex=Typ&gt;</text:span><text:span text:style-name="T7">: Zuweisung von DFM-Subtypen. Da DFM-Sonden unterschiedliche Hardware-Revisionen haben, kann man hier die Kennung erzwingen (z. B. -L A=DFM09,B=DFM17).</text:span></text:p>
          </text:list-item>
          <text:list-item>
            <text:p text:style-name="P21"><text:span text:style-name="T5">-X &lt;Datei&gt;</text:span><text:span text:style-name="T7">: Erzeugt eine Semaphore-Datei, sobald eine </text:span><text:span text:style-name="T5">verschlüsselte RS41</text:span><text:span text:style-name="T6"> </text:span><text:span text:style-name="T7">erkannt wird. Dies kann genutzt werden, um automatisierte Alarme auszulösen.</text:span></text:p>
          </text:list-item>
        </text:list>
        <text:p text:style-name="P7"/>
        <text:h text:style-name="P8" text:outline-level="2"><text:soft-page-break/>3. Analyse der Dekodierungslogik</text:h>
        <text:p text:style-name="P9">Das Programm erkennt den Sondentyp primär anhand der Paketlänge der empfangenen UDP-Frames.</text:p>
        <text:h text:style-name="P4" text:outline-level="3">3.1 Vaisala RS92 (decodeframe)</text:h>
        <text:p text:style-name="P15">Die RS92 sendet Daten in verschiedenen Subframes:</text:p>
        <text:list text:style-name="L8">
          <text:list-item>
            <text:p text:style-name="P22"><text:span text:style-name="T5">'e' (Kalibrierung):</text:span><text:span text:style-name="T6"> </text:span><text:span text:style-name="T7">Enthält die Sensorkalibrierung. Ohne diesen Frame können keine meteorologischen Werte berechnet werden.</text:span></text:p>
          </text:list-item>
          <text:list-item>
            <text:p text:style-name="P22"><text:span text:style-name="T5">'g' (GPS):</text:span><text:span text:style-name="T6"> </text:span><text:span text:style-name="T7">Rohdaten der Satelliten. sondemod benötigt einen Almanach (-x Rinex oder -y Yuma), um daraus eine Position zu berechnen.</text:span></text:p>
          </text:list-item>
          <text:list-item>
            <text:p text:style-name="P23"><text:span text:style-name="T5">'i' (Messdaten):</text:span><text:span text:style-name="T6"> </text:span><text:span text:style-name="T7">Telemetrie-Werte.</text:span></text:p>
          </text:list-item>
        </text:list>
        <text:h text:style-name="P12" text:outline-level="3">3.2 Vaisala RS41 (decoders41)</text:h>
        <text:p text:style-name="P15">Die RS41 nutzt ein TLV-Format (Type-Length-Value):</text:p>
        <text:list text:style-name="L9">
          <text:list-item>
            <text:p text:style-name="P24"><text:span text:style-name="T5">Verschlüsselung:</text:span><text:span text:style-name="T6"> </text:span><text:span text:style-name="T7">Erkennt den Typ 0x80 (verschlüsselt). In diesem Fall werden keine Positionsdaten extrahiert, aber die TOA (Time of Arrival) Metadaten können für externe Triangulationen genutzt werden.</text:span></text:p>
          </text:list-item>
          <text:list-item>
            <text:p text:style-name="P25"><text:span text:style-name="T5">Ozon-Support:</text:span><text:span text:style-name="T6"> </text:span><text:span text:style-name="T7">Verarbeitet Daten von OIF411-Ozonsensoren.</text:span></text:p>
          </text:list-item>
        </text:list>
        <text:h text:style-name="P12" text:outline-level="3">3.3 Graw DFM (decodedfm6)</text:h>
        <text:list text:style-name="L10">
          <text:list-item>
            <text:p text:style-name="P26"><text:span text:style-name="T5">Jump-Check:</text:span><text:span text:style-name="T6"> </text:span><text:span text:style-name="T7">DFM-Sonden neigen bei schlechtem Empfang zu massiven GPS-Sprüngen. Der Decoder enthält eine Logik (jumpcheck), die neue Positionen mit den alten vergleicht und unplausible Sprünge blockiert, bis sich das Signal stabilisiert.</text:span></text:p>
          </text:list-item>
        </text:list>
        <text:h text:style-name="P12" text:outline-level="3">3.4 iMET-Sonden (decodeimet)</text:h>
        <text:p text:style-name="P27"><text:span text:style-name="T2">Besonderheit hier ist die </text:span><text:span text:style-name="T3">Ozon-Berechnung</text:span><text:span text:style-name="T2">. sondemod berechnet den Partialdruck in mPa unter Berücksichtigung von:</text:span></text:p>
        <text:list text:style-name="L11">
          <text:list-item>
            <text:p text:style-name="P28">Stromfluss des Sensors (nA).</text:p>
          </text:list-item>
          <text:list-item>
            <text:p text:style-name="P28">Temperatur der Pumpe.</text:p>
          </text:list-item>
          <text:list-item>
            <text:p text:style-name="P29">Luftdruck (hPa).</text:p>
          </text:list-item>
        </text:list>
        <text:p text:style-name="P7"/>
        <text:h text:style-name="P8" text:outline-level="2"><text:soft-page-break/>4. Ein- und Ausgabedaten (I/O Deep Dive)</text:h>
        <text:h text:style-name="P4" text:outline-level="3">Eingangsdaten (Input)</text:h>
        <text:p text:style-name="P15">Das Programm erwartet Pakete, die Metadaten enthalten können (SDR-Block). Diese umfassen:</text:p>
        <text:list text:style-name="L12">
          <text:list-item>
            <text:p text:style-name="P30">freq: Die Empfangsfrequenz.</text:p>
          </text:list-item>
          <text:list-item>
            <text:p text:style-name="P30">afc: Der Frequenzversatz des SDRs.</text:p>
          </text:list-item>
          <text:list-item>
            <text:p text:style-name="P30">db: Der Signalpegel (RSSI).</text:p>
          </text:list-item>
          <text:list-item>
            <text:p text:style-name="P31">toa: Der präzise Zeitstempel des Eintreffens.</text:p>
          </text:list-item>
        </text:list>
        <text:h text:style-name="P12" text:outline-level="3">Ausgangsdaten (Output)</text:h>
        <text:p text:style-name="P15">Das Herzstück der Datenausgabe ist die Prozedur sondeaprs_senddata. Sie bündelt alle Informationen:</text:p>
        <text:list text:style-name="L13">
          <text:list-item>
            <text:p text:style-name="P32"><text:span text:style-name="T5">APRS-Objekt:</text:span><text:span text:style-name="T6"> </text:span><text:span text:style-name="T7">Name der Sonde, Position, Kurs, Geschwindigkeit, Höhe.</text:span></text:p>
          </text:list-item>
          <text:list-item>
            <text:p text:style-name="P32"><text:span text:style-name="T5">Telemetry:</text:span><text:span text:style-name="T6"> </text:span><text:span text:style-name="T7">Temperatur, Feuchte, Batteriespannung.</text:span></text:p>
          </text:list-item>
          <text:list-item>
            <text:p text:style-name="P33"><text:span text:style-name="T5">XDATA (Zusatzdaten):</text:span><text:span text:style-name="T6"> </text:span><text:span text:style-name="T7">Erweiterte Informationen wie Ozonwerte, Satellitenanzahl oder Sensortemperaturen.</text:span></text:p>
          </text:list-item>
        </text:list>
        <text:p text:style-name="P7"/>
        <text:h text:style-name="P8" text:outline-level="2">5. Technische Zusammenfassung für die Dokumentation</text:h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34">Feature</text:p>
            </table:table-cell>
            <table:table-cell table:style-name="Tabelle1.A1" office:value-type="string">
              <text:p text:style-name="P34">Details</text:p>
            </table:table-cell>
          </table:table-row>
          <table:table-row>
            <table:table-cell table:style-name="Tabelle1.A1" office:value-type="string">
              <text:p text:style-name="P34">Sprache</text:p>
            </table:table-cell>
            <table:table-cell table:style-name="Tabelle1.A1" office:value-type="string">
              <text:p text:style-name="P35">Modula-2 (XDS) zu ANSI C</text:p>
            </table:table-cell>
          </table:table-row>
          <table:table-row>
            <table:table-cell table:style-name="Tabelle1.A1" office:value-type="string">
              <text:p text:style-name="P34">Multithreading</text:p>
            </table:table-cell>
            <table:table-cell table:style-name="Tabelle1.A1" office:value-type="string">
              <text:p text:style-name="P35">Das Programm ist single-threaded, nutzt aber asynchrone UDP-Sockets für RX/TX.</text:p>
            </table:table-cell>
          </table:table-row>
          <table:table-row>
            <table:table-cell table:style-name="Tabelle1.A1" office:value-type="string">
              <text:p text:style-name="P34">Plausibilitätsprüfung</text:p>
            </table:table-cell>
            <table:table-cell table:style-name="Tabelle1.A1" office:value-type="string">
              <text:p text:style-name="P35">Integrierte CRC-Prüfungen für jeden Sondentyp (z. B. CRC16-CCITT für <text:soft-page-break/>RS41/iMET).</text:p>
            </table:table-cell>
          </table:table-row>
          <table:table-row>
            <table:table-cell table:style-name="Tabelle1.A1" office:value-type="string">
              <text:p text:style-name="P34">Speicherverbrauch</text:p>
            </table:table-cell>
            <table:table-cell table:style-name="Tabelle1.A1" office:value-type="string">
              <text:p text:style-name="P35">Sehr gering durch dynamische Context-Verwaltung (Linked Lists für Sondentypen).</text:p>
            </table:table-cell>
          </table:table-row>
        </table:table>
        <text:p text:style-name="P36"><text:line-break/></text:p>
        <text:p text:style-name="P36"/>
        <text:p text:style-name="P36"/>
        <text:p text:style-name="P36"><text:span text:style-name="T9"><text:s/></text:span><text:span text:style-name="T4">🛰️ </text:span><text:span text:style-name="T10">Comprehensive Technical Documentation: sondemod (v1.37m)</text:span></text:p>
        <text:h text:style-name="P37" text:outline-level="3">Multichannel Radiosonde Telemetry Decoder &amp; Processor</text:h>
        <text:h text:style-name="P38" text:outline-level="2">1. Systemübersicht &amp; Architektur / System Overview &amp; Architecture</text:h>
        <text:p text:style-name="P39">Deutsch:</text:p>
        <text:p text:style-name="P3"><text:span text:style-name="T2">sondemod ist ein hochperformanter, ereignisgesteuerter Telemetrie-Decoder, der ursprünglich in Modula-2 geschrieben und via XDS-Translator nach ANSI-C portiert wurde. Er fungiert als Bindeglied zwischen SDR-Demodulatoren (wie sondeudp) und Endanwendungen (APRS-Karten, Datenbanken). Das Programm arbeitet zustandsorientiert: Jede Sonde erhält ein Kontext-Objekt im Speicher, das für </text:span><text:span text:style-name="T3">3600 Sekunden</text:span><text:span text:style-name="T4"> </text:span><text:span text:style-name="T2">(sondemod_CONTEXTLIFE) nach dem letzten Empfang erhalten bleibt.</text:span></text:p>
        <text:p text:style-name="P39"><text:soft-page-break/>English:</text:p>
        <text:p text:style-name="P3"><text:span text:style-name="T2">sondemod is a high-performance, event-driven telemetry decoder, originally written in Modula-2 and ported to ANSI-C via the XDS translator. It acts as a bridge between SDR demodulators (like sondeudp) and end-user applications (APRS maps, databases). The program is state-oriented: each probe is assigned a context object in memory, which persists for </text:span><text:span text:style-name="T3">3600 seconds</text:span><text:span text:style-name="T4"> </text:span><text:span text:style-name="T2">(sondemod_CONTEXTLIFE) after the last reception.</text:span></text:p>
        <text:p text:style-name="P40"/>
        <text:h text:style-name="P41" text:outline-level="2">2. Vollständige Parameter-Referenz / Complete Parameter Reference</text:h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>
            <table:table-cell table:style-name="Tabelle2.A1" office:value-type="string">
              <text:p text:style-name="P34">Parameter</text:p>
            </table:table-cell>
            <table:table-cell table:style-name="Tabelle2.A1" office:value-type="string">
              <text:p text:style-name="P34">Beschreibung (Deutsch)</text:p>
            </table:table-cell>
            <table:table-cell table:style-name="Tabelle2.A1" office:value-type="string">
              <text:p text:style-name="P34">Description (English)</text:p>
            </table:table-cell>
            <table:table-cell table:style-name="Tabelle2.A1" office:value-type="string">
              <text:p text:style-name="P34">Technical Deep Dive</text:p>
            </table:table-cell>
          </table:table-row>
          <table:table-row>
            <table:table-cell table:style-name="Tabelle2.A1" office:value-type="string">
              <text:p text:style-name="P34">-o &lt;port&gt;</text:p>
            </table:table-cell>
            <table:table-cell table:style-name="Tabelle2.A1" office:value-type="string">
              <text:p text:style-name="P35">UDP-Eingangsport.</text:p>
            </table:table-cell>
            <table:table-cell table:style-name="Tabelle2.A1" office:value-type="string">
              <text:p text:style-name="P35">UDP input port.</text:p>
            </table:table-cell>
            <table:table-cell table:style-name="Tabelle2.A1" office:value-type="string">
              <text:p text:style-name="P35">Bindet den RX-Socket für Rohdaten-Frames.</text:p>
            </table:table-cell>
          </table:table-row>
          <table:table-row>
            <table:table-cell table:style-name="Tabelle2.A1" office:value-type="string">
              <text:p text:style-name="P34">-r &lt;ip:p&gt;</text:p>
            </table:table-cell>
            <table:table-cell table:style-name="Tabelle2.A1" office:value-type="string">
              <text:p text:style-name="P35">APRS/AXUDP Ziel.</text:p>
            </table:table-cell>
            <table:table-cell table:style-name="Tabelle2.A1" office:value-type="string">
              <text:p text:style-name="P35">APRS/AXUDP destination.</text:p>
            </table:table-cell>
            <table:table-cell table:style-name="Tabelle2.A1" office:value-type="string">
              <text:p text:style-name="P35">Kapselt Daten für APRS-Clients (z.B. aprsmap).</text:p>
            </table:table-cell>
          </table:table-row>
          <table:table-row>
            <table:table-cell table:style-name="Tabelle2.A1" office:value-type="string">
              <text:p text:style-name="P34">-m &lt;ip:p&gt;</text:p>
            </table:table-cell>
            <table:table-cell table:style-name="Tabelle2.A1" office:value-type="string">
              <text:p text:style-name="P35">Text-UDP Ziel.</text:p>
            </table:table-cell>
            <table:table-cell table:style-name="Tabelle2.A1" office:value-type="string">
              <text:p text:style-name="P35">Text-UDP destination.</text:p>
            </table:table-cell>
            <table:table-cell table:style-name="Tabelle2.A1" office:value-type="string">
              <text:p text:style-name="P35">Rohdaten-Ausgabe als lesbarer Text-Stream.</text:p>
            </table:table-cell>
          </table:table-row>
          <table:table-row>
            <table:table-cell table:style-name="Tabelle2.A1" office:value-type="string">
              <text:p text:style-name="P34">-J &lt;ip:p&gt;</text:p>
            </table:table-cell>
            <table:table-cell table:style-name="Tabelle2.A1" office:value-type="string">
              <text:p text:style-name="P35">JSON via UDP.</text:p>
            </table:table-cell>
            <table:table-cell table:style-name="Tabelle2.A1" office:value-type="string">
              <text:p text:style-name="P35">JSON via UDP.</text:p>
            </table:table-cell>
            <table:table-cell table:style-name="Tabelle2.A1" office:value-type="string">
              <text:p text:style-name="P35">Sendet ldjson-Frames über das Netzwerk.</text:p>
            </table:table-cell>
          </table:table-row>
          <table:table-row>
            <table:table-cell table:style-name="Tabelle2.A1" office:value-type="string">
              <text:p text:style-name="P34">-j &lt;file&gt;</text:p>
            </table:table-cell>
            <table:table-cell table:style-name="Tabelle2.A1" office:value-type="string">
              <text:p text:style-name="P35">JSON Datei/Pipe.</text:p>
            </table:table-cell>
            <table:table-cell table:style-name="Tabelle2.A1" office:value-type="string">
              <text:p text:style-name="P35">JSON file/pipe.</text:p>
            </table:table-cell>
            <table:table-cell table:style-name="Tabelle2.A1" office:value-type="string">
              <text:p text:style-name="P35">Nutzt SIGPIPE-Schutz für stabile Pipe-Verbindungen.</text:p>
            </table:table-cell>
          </table:table-row>
          <text:soft-page-break/>
          <table:table-row>
            <table:table-cell table:style-name="Tabelle2.A1" office:value-type="string">
              <text:p text:style-name="P34">-C &lt;file&gt;</text:p>
            </table:table-cell>
            <table:table-cell table:style-name="Tabelle2.A1" office:value-type="string">
              <text:p text:style-name="P35">CSV Logging.</text:p>
            </table:table-cell>
            <table:table-cell table:style-name="Tabelle2.A1" office:value-type="string">
              <text:p text:style-name="P35">CSV logging.</text:p>
            </table:table-cell>
            <table:table-cell table:style-name="Tabelle2.A1" office:value-type="string">
              <text:p text:style-name="P35">Zeilenweise Speicherung aller Telemetrie-Events.</text:p>
            </table:table-cell>
          </table:table-row>
          <table:table-row>
            <table:table-cell table:style-name="Tabelle2.A1" office:value-type="string">
              <text:p text:style-name="P34">-I &lt;call&gt;</text:p>
            </table:table-cell>
            <table:table-cell table:style-name="Tabelle2.A1" office:value-type="string">
              <text:p text:style-name="P35">Quell-Rufzeichen.</text:p>
            </table:table-cell>
            <table:table-cell table:style-name="Tabelle2.A1" office:value-type="string">
              <text:p text:style-name="P35">Source callsign.</text:p>
            </table:table-cell>
            <table:table-cell table:style-name="Tabelle2.A1" office:value-type="string">
              <text:p text:style-name="P35">APRS-Absenderkennung (z.B. Dein Rufzeichen).</text:p>
            </table:table-cell>
          </table:table-row>
          <table:table-row>
            <table:table-cell table:style-name="Tabelle2.A1" office:value-type="string">
              <text:p text:style-name="P34">-p &lt;0-2&gt;</text:p>
            </table:table-cell>
            <table:table-cell table:style-name="Tabelle2.A1" office:value-type="string">
              <text:p text:style-name="P35">Sende-Strategie.</text:p>
            </table:table-cell>
            <table:table-cell table:style-name="Tabelle2.A1" office:value-type="string">
              <text:p text:style-name="P35">TX Strategy.</text:p>
            </table:table-cell>
            <table:table-cell table:style-name="Tabelle2.A1" office:value-type="string">
              <text:p text:style-name="P35">0=Wetterbereit, 1=MHz bekannt, 2=Sofort-Senden.</text:p>
            </table:table-cell>
          </table:table-row>
          <table:table-row>
            <table:table-cell table:style-name="Tabelle2.A1" office:value-type="string">
              <text:p text:style-name="P34">-b &lt;s:s...&gt;</text:p>
            </table:table-cell>
            <table:table-cell table:style-name="Tabelle2.A1" office:value-type="string">
              <text:p text:style-name="P35">Beacon-Intervalle.</text:p>
            </table:table-cell>
            <table:table-cell table:style-name="Tabelle2.A1" office:value-type="string">
              <text:p text:style-name="P35">Beacon intervals.</text:p>
            </table:table-cell>
            <table:table-cell table:style-name="Tabelle2.A1" office:value-type="string">
              <text:p text:style-name="P35">Sendeabstände in Sek. (kombiniert mit -A).</text:p>
            </table:table-cell>
          </table:table-row>
          <table:table-row>
            <table:table-cell table:style-name="Tabelle2.A1" office:value-type="string">
              <text:p text:style-name="P34">-A &lt;m:m...&gt;</text:p>
            </table:table-cell>
            <table:table-cell table:style-name="Tabelle2.A1" office:value-type="string">
              <text:p text:style-name="P35">Höhen-Schwellen.</text:p>
            </table:table-cell>
            <table:table-cell table:style-name="Tabelle2.A1" office:value-type="string">
              <text:p text:style-name="P35">Altitude thresholds.</text:p>
            </table:table-cell>
            <table:table-cell table:style-name="Tabelle2.A1" office:value-type="string">
              <text:p text:style-name="P35">Definiert Höhenbänder für Sendeintervalle.</text:p>
            </table:table-cell>
          </table:table-row>
          <table:table-row>
            <table:table-cell table:style-name="Tabelle2.A1" office:value-type="string">
              <text:p text:style-name="P34">-P &lt;pos&gt;</text:p>
            </table:table-cell>
            <table:table-cell table:style-name="Tabelle2.A1" office:value-type="string">
              <text:p text:style-name="P35">Basis-Position.</text:p>
            </table:table-cell>
            <table:table-cell table:style-name="Tabelle2.A1" office:value-type="string">
              <text:p text:style-name="P35">Home position.</text:p>
            </table:table-cell>
            <table:table-cell table:style-name="Tabelle2.A1" office:value-type="string">
              <text:p text:style-name="P35">Fixpunkt für Distanz-, Azimut- &amp; Elevationsberechnung.</text:p>
            </table:table-cell>
          </table:table-row>
          <table:table-row>
            <table:table-cell table:style-name="Tabelle2.A1" office:value-type="string">
              <text:p text:style-name="P34">-S &lt;path&gt;</text:p>
            </table:table-cell>
            <table:table-cell table:style-name="Tabelle2.A1" office:value-type="string">
              <text:p text:style-name="P35">SRTM/EGM Pfad.</text:p>
            </table:table-cell>
            <table:table-cell table:style-name="Tabelle2.A1" office:value-type="string">
              <text:p text:style-name="P35">SRTM/EGM path.</text:p>
            </table:table-cell>
            <table:table-cell table:style-name="Tabelle2.A1" office:value-type="string">
              <text:p text:style-name="P35">Verzeichnis für .hgt (Gelände) &amp; Geoid-Daten.</text:p>
            </table:table-cell>
          </table:table-row>
          <table:table-row>
            <table:table-cell table:style-name="Tabelle2.A1" office:value-type="string">
              <text:p text:style-name="P34">-g &lt;sec&gt;</text:p>
            </table:table-cell>
            <table:table-cell table:style-name="Tabelle2.A1" office:value-type="string">
              <text:p text:style-name="P35">Schaltsekunden.</text:p>
            </table:table-cell>
            <table:table-cell table:style-name="Tabelle2.A1" office:value-type="string">
              <text:p text:style-name="P35">Leap seconds.</text:p>
            </table:table-cell>
            <table:table-cell table:style-name="Tabelle2.A1" office:value-type="string">
              <text:p text:style-name="P35">GPS-zu-UTC Korrekturwert (Standard: 18s).</text:p>
            </table:table-cell>
          </table:table-row>
          <text:soft-page-break/>
          <table:table-row>
            <table:table-cell table:style-name="Tabelle2.A1" office:value-type="string">
              <text:p text:style-name="P34">-F</text:p>
            </table:table-cell>
            <table:table-cell table:style-name="Tabelle2.A1" office:value-type="string">
              <text:p text:style-name="P35">Filter aus.</text:p>
            </table:table-cell>
            <table:table-cell table:style-name="Tabelle2.A1" office:value-type="string">
              <text:p text:style-name="P35">Filter off.</text:p>
            </table:table-cell>
            <table:table-cell table:style-name="Tabelle2.A1" office:value-type="string">
              <text:p text:style-name="P42"><text:span text:style-name="T9">Deaktiviert Jitter- &amp; Plausibilitäts-Checks (</text:span><text:span text:style-name="T3">Vorsicht!</text:span><text:span text:style-name="T9">).</text:span></text:p>
            </table:table-cell>
          </table:table-row>
          <table:table-row>
            <table:table-cell table:style-name="Tabelle2.A1" office:value-type="string">
              <text:p text:style-name="P34">-X &lt;file&gt;</text:p>
            </table:table-cell>
            <table:table-cell table:style-name="Tabelle2.A1" office:value-type="string">
              <text:p text:style-name="P35">RS41 Alarm.</text:p>
            </table:table-cell>
            <table:table-cell table:style-name="Tabelle2.A1" office:value-type="string">
              <text:p text:style-name="P35">RS41 Alarm.</text:p>
            </table:table-cell>
            <table:table-cell table:style-name="Tabelle2.A1" office:value-type="string">
              <text:p text:style-name="P35">Schreibt Semaphore-Datei bei verschlüsselten Sonden.</text:p>
            </table:table-cell>
          </table:table-row>
          <table:table-row>
            <table:table-cell table:style-name="Tabelle2.A1" office:value-type="string">
              <text:p text:style-name="P34">-M</text:p>
            </table:table-cell>
            <table:table-cell table:style-name="Tabelle2.A1" office:value-type="string">
              <text:p text:style-name="P35">Frequenz-Report.</text:p>
            </table:table-cell>
            <table:table-cell table:style-name="Tabelle2.A1" office:value-type="string">
              <text:p text:style-name="P35">Freq reporting.</text:p>
            </table:table-cell>
            <table:table-cell table:style-name="Tabelle2.A1" office:value-type="string">
              <text:p text:style-name="P35">Extrahiert MHz-Daten aus SDR-Metadaten.</text:p>
            </table:table-cell>
          </table:table-row>
          <table:table-row>
            <table:table-cell table:style-name="Tabelle2.A1" office:value-type="string">
              <text:p text:style-name="P34">-E &lt;sec&gt;</text:p>
            </table:table-cell>
            <table:table-cell table:style-name="Tabelle2.A1" office:value-type="string">
              <text:p text:style-name="P35">Zeit-Check.</text:p>
            </table:table-cell>
            <table:table-cell table:style-name="Tabelle2.A1" office:value-type="string">
              <text:p text:style-name="P35">Time validation.</text:p>
            </table:table-cell>
            <table:table-cell table:style-name="Tabelle2.A1" office:value-type="string">
              <text:p text:style-name="P35">Stoppt TX, wenn Systemzeit zu stark abweicht.</text:p>
            </table:table-cell>
          </table:table-row>
        </table:table>
        <text:p text:style-name="P40"/>
        <text:h text:style-name="P41" text:outline-level="2">3. Decoder-Logik nach Sondentyp / Decoder Logic by Probe Type</text:h>
        <text:p text:style-name="P3"><text:span text:style-name="T2">Das Programm nutzt eine </text:span><text:span text:style-name="T3">Paketlängen-Diskriminierung</text:span><text:span text:style-name="T2">, um den passenden Decoder-Pfad zu wählen.</text:span></text:p>
        <text:h text:style-name="P37" text:outline-level="3">3.1 Vaisala RS41 (520 Bytes)</text:h>
        <text:list text:style-name="L14">
          <text:list-item>
            <text:p text:style-name="P43"><text:span text:style-name="T5">DE:</text:span><text:span text:style-name="T6"> </text:span><text:span text:style-name="T7">Nutzt TLV-Strukturen (Type-Length-Value). Berechnet Positionen aus ECEF-Koordinaten und transformiert diese nach WGS84. Erkennt Verschlüsselung (Type 0x80) und löst den -X Alarm aus.</text:span></text:p>
          </text:list-item>
          <text:list-item>
            <text:p text:style-name="P44"><text:span text:style-name="T5">EN:</text:span><text:span text:style-name="T6"> </text:span><text:span text:style-name="T7">Uses TLV (Type-Length-Value) structures. Calculates positions from ECEF coordinates and transforms them to WGS84. Detects encryption (Type 0x80) and triggers the -X alarm.</text:span></text:p>
          </text:list-item>
        </text:list>
        <text:h text:style-name="P45" text:outline-level="3"><text:soft-page-break/>3.2 Vaisala RS92 (240 Bytes)</text:h>
        <text:list text:style-name="L15">
          <text:list-item>
            <text:p text:style-name="P46"><text:span text:style-name="T5">DE:</text:span><text:span text:style-name="T6"> </text:span><text:span text:style-name="T7">Erfordert zwingend einen externen Almanach (-x / -y). Verarbeitet Subframes für Kalibrierung (e), GPS-Rohdaten (g) und Telemetrie (i).</text:span></text:p>
          </text:list-item>
          <text:list-item>
            <text:p text:style-name="P47"><text:span text:style-name="T5">EN:</text:span><text:span text:style-name="T6"> </text:span><text:span text:style-name="T7">Mandatory external almanac required (-x / -y). Processes subframes for calibration (e), raw GPS (g), and telemetry (i).</text:span></text:p>
          </text:list-item>
        </text:list>
        <text:h text:style-name="P45" text:outline-level="3">3.3 Graw DFM (37 Bytes)</text:h>
        <text:list text:style-name="L16">
          <text:list-item>
            <text:p text:style-name="P48"><text:span text:style-name="T5">DE:</text:span><text:span text:style-name="T6"> </text:span><text:span text:style-name="T7">Bekannt für instabile GPS-Fixes. sondemod implementiert hier eine </text:span><text:span text:style-name="T5">Jump-Detection</text:span><text:span text:style-name="T7">, die neue Positionen verwirft, wenn die Distanz zum vorigen Punkt physikalisch unmöglich ist.</text:span></text:p>
          </text:list-item>
          <text:list-item>
            <text:p text:style-name="P49"><text:span text:style-name="T5">EN:</text:span><text:span text:style-name="T6"> </text:span><text:span text:style-name="T7">Known for unstable GPS fixes. sondemod implements </text:span><text:span text:style-name="T5">Jump Detection</text:span><text:span text:style-name="T7">, discarding new positions if the distance from the previous point is physically impossible.</text:span></text:p>
          </text:list-item>
        </text:list>
        <text:h text:style-name="P45" text:outline-level="3">3.4 Modem M10 / M20 (117 Bytes)</text:h>
        <text:list text:style-name="L17">
          <text:list-item>
            <text:p text:style-name="P50"><text:span text:style-name="T5">DE:</text:span><text:span text:style-name="T6"> </text:span><text:span text:style-name="T7">Verwendet eine spezifische CRC-Prüfung und Vorwärtsfehlerkorrektur. Die M20 wird mit verbesserter Präzision in der gleichen Logik behandelt.</text:span></text:p>
          </text:list-item>
          <text:list-item>
            <text:p text:style-name="P51"><text:span text:style-name="T5">EN:</text:span><text:span text:style-name="T6"> </text:span><text:span text:style-name="T7">Uses specific CRC checking and forward error correction. M20 is handled within the same logic but with improved precision.</text:span></text:p>
          </text:list-item>
        </text:list>
        <text:h text:style-name="P45" text:outline-level="3">3.5 iMET (122 Bytes) &amp; Ozone Logic</text:h>
        <text:list text:style-name="L18">
          <text:list-item>
            <text:p text:style-name="P52"><text:span text:style-name="T5">DE:</text:span><text:span text:style-name="T6"> </text:span><text:span text:style-name="T7">Modularer Aufbau. Berechnet Ozon-Partialdruck $P_{O_3}$ basierend auf Sensorstrom $I$ und Pumpentemperatur $T_p$:</text:span><text:span text:style-name="T11"><text:line-break/></text:span><text:span text:style-name="T7">$$P_{O_3} = 4.3085 \cdot 10^{-4} \cdot I \cdot T_p \cdot \Phi$$</text:span></text:p>
          </text:list-item>
          <text:list-item>
            <text:p text:style-name="P53"><text:span text:style-name="T5">EN:</text:span><text:span text:style-name="T6"> </text:span><text:span text:style-name="T7">Modular design. Calculates ozone partial pressure $P_{O_3}$ based on sensor current $I$ and pump temperature $T_p$ using the formula above.</text:span></text:p>
          </text:list-item>
        </text:list>
        <text:h text:style-name="P45" text:outline-level="3">3.6 MRZ / MP3-H1 (69 Bytes) &amp; Meisei (48 Bytes)</text:h>
        <text:list text:style-name="L19">
          <text:list-item>
            <text:p text:style-name="P54"><text:span text:style-name="T5">DE:</text:span><text:span text:style-name="T6"> </text:span><text:span text:style-name="T7">MRZ nutzt CRC-Polynom 0xA001. Meisei (IMS100) nutzt ein sehr kompaktes Frame-Format mit spezifischem Sync-Word.</text:span></text:p>
          </text:list-item>
          <text:list-item>
            <text:p text:style-name="P55"><text:span text:style-name="T5">EN:</text:span><text:span text:style-name="T6"> </text:span><text:span text:style-name="T7">MRZ uses CRC polynomial 0xA001. Meisei (IMS100) uses a very compact frame format with a specific sync word.</text:span></text:p>
          </text:list-item>
        </text:list>
        <text:p text:style-name="P40"/>
        <text:h text:style-name="P41" text:outline-level="2"><text:soft-page-break/>4. Mathematische Hintergründe / Mathematical Foundation</text:h>
        <text:h text:style-name="P37" text:outline-level="3">Höhenkorrektur / Altitude Correction</text:h>
        <text:p text:style-name="P39">Deutsch:</text:p>
        <text:p text:style-name="P9">Sonden senden oft die Ellipsoid-Höhe. Zur korrekten Darstellung über Normalnull (MSL) wird die Geoid-Undulation $N$ aus den EGM96-Daten (-S Pfad) subtrahiert:</text:p>
        <text:p text:style-name="P39">English:</text:p>
        <text:p text:style-name="P9">Probes often transmit ellipsoid height. For correct Mean Sea Level (MSL) display, the geoid undulation $N$ from EGM96 data (-S path) is subtracted:</text:p>
        <text:p text:style-name="P56"/>
        <text:p text:style-name="P57">$$H_{MSL} = H_{ellipsoid} - N$$</text:p>
        <text:h text:style-name="P37" text:outline-level="3">Extrapolation</text:h>
        <text:p text:style-name="P39">Deutsch:</text:p>
        <text:p text:style-name="P9">Wenn Frames verloren gehen, berechnet sondemod die neue Position $P_{new}$ durch:</text:p>
        <text:p text:style-name="P39">English:</text:p>
        <text:p text:style-name="P9">If frames are lost, sondemod calculates the new position $P_{new}$ via:</text:p>
        <text:p text:style-name="P56"/>
        <text:p text:style-name="P57">$$P_{new} = P_{old} + (\vec{v} \cdot \Delta t)$$</text:p>
        <text:p text:style-name="P40"/>
        <text:h text:style-name="P41" text:outline-level="2"><text:soft-page-break/>5. Input-Datenstruktur (SDR Metadaten) / Input Structure</text:h>
        <text:p text:style-name="P9">Das Programm erwartet am Ende des UDP-Payloads (wenn von sondeudp geliefert) folgendes Format:</text:p>
        <text:p text:style-name="P56"/>
        <text:p text:style-name="P58">C</text:p>
        <text:p text:style-name="P56"/>
        <text:p text:style-name="P59"><text:span text:style-name="T12">struct</text:span><text:span text:style-name="T13"> </text:span><text:span text:style-name="T14">sdr_metadata {</text:span><text:span text:style-name="T15"><text:line-break/></text:span><text:span text:style-name="T16">  </text:span><text:span text:style-name="T12">uint32_t</text:span><text:span text:style-name="T16"> </text:span><text:span text:style-name="T15">frequency_hz; <text:line-break/></text:span><text:span text:style-name="T16">  </text:span><text:span text:style-name="T12">int16_t</text:span><text:span text:style-name="T16">  </text:span><text:span text:style-name="T15">afc_offset_hz; <text:line-break/></text:span><text:span text:style-name="T16">  </text:span><text:span text:style-name="T12">int16_t</text:span><text:span text:style-name="T16">  </text:span><text:span text:style-name="T15">rssi_db;      <text:line-break/></text:span><text:span text:style-name="T16">  </text:span><text:span text:style-name="T12">uint32_t</text:span><text:span text:style-name="T16"> </text:span><text:span text:style-name="T15">time_of_arrival_ms;<text:line-break/>};</text:span></text:p>
        <text:p text:style-name="P3"><text:span text:style-name="T2">Diese Daten sind essenziell für die </text:span><text:span text:style-name="T3">TOA-Analyse</text:span><text:span text:style-name="T4"> </text:span><text:span text:style-name="T2">bei verschlüsselten RS41-Sonden, um eine Positionsbestimmung via Multilateration zu ermöglichen.</text:span></text:p>
        <text:p text:style-name="P40"/>
        <text:h text:style-name="P41" text:outline-level="2">6. Sicherheit &amp; Betrieb / Security &amp; Operation</text:h>
        <text:list text:style-name="L20">
          <text:list-item>
            <text:p text:style-name="P60"><text:span text:style-name="T5">Leap Seconds:</text:span><text:span text:style-name="T6"> </text:span><text:span text:style-name="T7">Ohne -g 18 wird die Zeit für APRS falsch berechnet, was zu "Zeitsprüngen" in Karten führen kann.</text:span></text:p>
          </text:list-item>
          <text:list-item>
            <text:p text:style-name="P60"><text:span text:style-name="T5">SIGPIPE:</text:span><text:span text:style-name="T6"> </text:span><text:span text:style-name="T7">Bei der Nutzung von JSON-Pipes fängt das Programm SIGPIPE ab, um sicherzustellen, dass sondemod weiterläuft, auch wenn der lesende Prozess (z.B. ein Skript) beendet wird.</text:span></text:p>
          </text:list-item>
          <text:list-item>
            <text:p text:style-name="P61"><text:span text:style-name="T5">Trackfilter:</text:span><text:span text:style-name="T6"> </text:span><text:span text:style-name="T7">Der Filter (aktiv ohne -F) verhindert, dass fehlerhafte Pakete "Zacken" in den Track zeichnen. Dies ist zwingend für die Einspeisung in das APRS-IS (Internet) erforderlich.</text:span></text:p>
          </text:list-item>
        </text:list>
        <text:p text:style-name="P62"><text:soft-page-break/></text:p>
        <text:p text:style-name="P56"><text:line-break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Calibri" svg:font-family="Calibri" style:font-family-generic="roman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5T11:29:58.939698000</dc:date>
    <meta:editing-duration>PT10M45S</meta:editing-duration>
    <meta:editing-cycles>1</meta:editing-cycles>
    <meta:document-statistic meta:table-count="2" meta:image-count="0" meta:object-count="0" meta:page-count="12" meta:paragraph-count="197" meta:word-count="1637" meta:character-count="12095" meta:non-whitespace-character-count="10683"/>
    <meta:generator>LibreOffice/25.8.4.2$Windows_X86_64 LibreOffice_project/290daaa01b999472f0c7a3890eb6a550fd74c6df</meta:generator>
  </office:meta>
</office:document-meta>
</file>